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9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22:10:27.868092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1T22:29:20.798866690</dc:date>
    <dc:creator>Jesus Castagnetto</dc:creator>
    <meta:editing-duration>P6DT3H1M29S</meta:editing-duration>
    <meta:editing-cycles>540</meta:editing-cycles>
    <meta:generator>LibreOffice/7.1.3.2$Linux_X86_64 LibreOffice_project/10$Build-2</meta:generator>
    <meta:document-statistic meta:table-count="1" meta:cell-count="5490" meta:object-count="0"/>
  </office:meta>
</office:document-meta>
</file>